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center"/>
      <style:text-properties style:font-name="Times New Roman" fo:font-size="16pt" style:font-size-asian="16pt" style:font-size-complex="16pt"/>
    </style:style>
    <style:style style:name="P2" style:parent-style-name="Normalny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3" style:parent-style-name="Normalny" style:family="paragraph">
      <style:text-properties style:font-name="Times New Roman" fo:font-size="16pt" style:font-size-asian="16pt" style:font-size-complex="16pt"/>
    </style:style>
    <style:style style:name="P4" style:parent-style-name="Akapitzlistą" style:list-style-name="LFO1" style:family="paragraph">
      <style:text-properties style:font-name="Times New Roman" fo:font-size="14pt" style:font-size-asian="14pt" style:font-size-complex="14pt"/>
    </style:style>
    <style:style style:name="P5" style:parent-style-name="Akapitzlistą" style:list-style-name="LFO1" style:family="paragraph">
      <style:text-properties style:font-name="Times New Roman" fo:font-size="14pt" style:font-size-asian="14pt" style:font-size-complex="14pt"/>
    </style:style>
    <style:style style:name="P6" style:parent-style-name="Akapitzlistą" style:list-style-name="LFO1" style:family="paragraph">
      <style:text-properties style:font-name="Times New Roman" fo:font-size="14pt" style:font-size-asian="14pt" style:font-size-complex="14pt"/>
    </style:style>
    <style:style style:name="P7" style:parent-style-name="Akapitzlistą" style:list-style-name="LFO1" style:family="paragraph">
      <style:text-properties style:font-name="Times New Roman" fo:font-size="14pt" style:font-size-asian="14pt" style:font-size-complex="14pt"/>
    </style:style>
    <style:style style:name="P8" style:parent-style-name="Akapitzlistą" style:list-style-name="LFO1" style:family="paragraph">
      <style:text-properties style:font-name="Times New Roman" fo:font-size="14pt" style:font-size-asian="14pt" style:font-size-complex="14pt"/>
    </style:style>
    <style:style style:name="P9" style:parent-style-name="Akapitzlistą" style:list-style-name="LFO1" style:family="paragraph">
      <style:text-properties style:font-name="Times New Roman" fo:font-size="14pt" style:font-size-asian="14pt" style:font-size-complex="14pt"/>
    </style:style>
    <style:style style:name="P10" style:parent-style-name="Akapitzlistą" style:list-style-name="LFO1" style:family="paragraph">
      <style:text-properties style:font-name="Times New Roman" fo:font-size="14pt" style:font-size-asian="14pt" style:font-size-complex="14pt"/>
    </style:style>
    <style:style style:name="P11" style:parent-style-name="Akapitzlistą" style:family="paragraph">
      <style:text-properties style:font-name="Times New Roman" fo:font-size="18pt" style:font-size-asian="18pt" style:font-size-complex="18pt"/>
    </style:style>
    <style:style style:name="TableColumn13" style:family="table-column">
      <style:table-column-properties style:column-width="1.6951in" style:use-optimal-column-width="false"/>
    </style:style>
    <style:style style:name="TableColumn14" style:family="table-column">
      <style:table-column-properties style:column-width="1.0958in" style:use-optimal-column-width="false"/>
    </style:style>
    <style:style style:name="TableColumn15" style:family="table-column">
      <style:table-column-properties style:column-width="1.1826in" style:use-optimal-column-width="false"/>
    </style:style>
    <style:style style:name="TableColumn16" style:family="table-column">
      <style:table-column-properties style:column-width="1.209in" style:use-optimal-column-width="false"/>
    </style:style>
    <style:style style:name="TableColumn17" style:family="table-column">
      <style:table-column-properties style:column-width="1.0958in" style:use-optimal-column-width="false"/>
    </style:style>
    <style:style style:name="TableColumn18" style:family="table-column">
      <style:table-column-properties style:column-width="1.2951in" style:use-optimal-column-width="false"/>
    </style:style>
    <style:style style:name="Table12" style:family="table">
      <style:table-properties style:width="7.5736in" fo:margin-left="-0.593in" table:align="left"/>
    </style:style>
    <style:style style:name="TableRow19" style:family="table-row">
      <style:table-row-properties style:min-row-height="0.1222in" style:use-optimal-row-height="false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extbody" style:family="paragraph">
      <style:paragraph-properties fo:margin-bottom="0in"/>
      <style:text-properties style:font-name="Times New Roman" fo:color="#000000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extbody" style:family="paragraph">
      <style:paragraph-properties fo:margin-bottom="0in"/>
      <style:text-properties style:font-name="Times New Roman" fo:color="#000000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extbody" style:family="paragraph">
      <style:paragraph-properties fo:margin-bottom="0in"/>
      <style:text-properties style:font-name="Times New Roman" fo:color="#000000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" style:parent-style-name="Textbody" style:family="paragraph">
      <style:paragraph-properties fo:margin-bottom="0in"/>
      <style:text-properties style:font-name="Times New Roman" fo:color="#000000"/>
    </style:style>
    <style:style style:name="TableCell28" style:family="table-cell">
      <style:table-cell-properties fo:border="0.0034in solid #000000" style:writing-mode="lr-tb" fo:padding-top="0in" fo:padding-left="0.0069in" fo:padding-bottom="0in" fo:padding-right="0.0069in"/>
    </style:style>
    <style:style style:name="P29" style:parent-style-name="Textbody" style:family="paragraph">
      <style:paragraph-properties fo:margin-bottom="0in"/>
      <style:text-properties style:font-name="Times New Roman" fo:color="#000000"/>
    </style:style>
    <style:style style:name="TableCell30" style:family="table-cell">
      <style:table-cell-properties fo:border="0.0034in solid #000000" style:writing-mode="lr-tb" fo:padding-top="0in" fo:padding-left="0.0069in" fo:padding-bottom="0in" fo:padding-right="0.0069in"/>
    </style:style>
    <style:style style:name="P31" style:parent-style-name="Textbody" style:family="paragraph">
      <style:paragraph-properties fo:margin-bottom="0in"/>
      <style:text-properties style:font-name="Times New Roman" fo:color="#000000"/>
    </style:style>
    <style:style style:name="TableRow32" style:family="table-row">
      <style:table-row-properties style:min-row-height="1.1062in"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extbody" style:family="paragraph">
      <style:paragraph-properties fo:margin-bottom="0in"/>
    </style:style>
    <style:style style:name="T35" style:parent-style-name="Domyślnaczcionkaakapitu" style:family="text">
      <style:text-properties style:font-name="Times New Roman" fo:color="#000000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>
      <style:paragraph-properties fo:margin-bottom="0in"/>
      <style:text-properties style:font-name="Times New Roman" fo:color="#000000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extbody" style:family="paragraph">
      <style:paragraph-properties fo:margin-bottom="0in"/>
      <style:text-properties style:font-name="Times New Roman" fo:color="#000000"/>
    </style:style>
    <style:style style:name="P40" style:parent-style-name="Textbody" style:family="paragraph">
      <style:paragraph-properties fo:margin-bottom="0in"/>
      <style:text-properties style:font-name="Times New Roman" fo:color="#000000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extbody" style:family="paragraph">
      <style:paragraph-properties fo:margin-bottom="0in"/>
      <style:text-properties style:font-name="Times New Roman" fo:color="#000000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extbody" style:family="paragraph">
      <style:paragraph-properties fo:margin-bottom="0in"/>
    </style:style>
    <style:style style:name="T45" style:parent-style-name="Domyślnaczcionkaakapitu" style:family="text">
      <style:text-properties style:font-name="Times New Roman" fo:color="#000000"/>
    </style:style>
    <style:style style:name="T46" style:parent-style-name="Domyślnaczcionkaakapitu" style:family="text">
      <style:text-properties style:font-name="Times New Roman" fo:color="#000000"/>
    </style:style>
    <style:style style:name="P47" style:parent-style-name="Textbody" style:family="paragraph">
      <style:paragraph-properties fo:margin-bottom="0in"/>
    </style:style>
    <style:style style:name="T48" style:parent-style-name="Domyślnaczcionkaakapitu" style:family="text">
      <style:text-properties style:font-name="Times New Roman" fo:color="#000000"/>
    </style:style>
    <style:style style:name="P49" style:parent-style-name="Textbody" style:family="paragraph">
      <style:paragraph-properties fo:margin-bottom="0in"/>
      <style:text-properties style:font-name="Times New Roman" fo:color="#000000"/>
    </style:style>
    <style:style style:name="P50" style:parent-style-name="Textbody" style:family="paragraph">
      <style:paragraph-properties fo:margin-bottom="0in"/>
      <style:text-properties style:font-name="Times New Roman" fo:color="#000000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52" style:parent-style-name="Textbody" style:family="paragraph">
      <style:paragraph-properties fo:margin-bottom="0in"/>
      <style:text-properties style:font-name="Times New Roman" fo:color="#000000"/>
    </style:style>
    <style:style style:name="P53" style:parent-style-name="Textbody" style:family="paragraph">
      <style:paragraph-properties fo:margin-bottom="0in"/>
    </style:style>
    <style:style style:name="T54" style:parent-style-name="Domyślnaczcionkaakapitu" style:family="text">
      <style:text-properties style:font-name="Times New Roman" fo:color="#000000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56" style:parent-style-name="Textbody" style:family="paragraph">
      <style:paragraph-properties fo:margin-bottom="0in"/>
      <style:text-properties style:font-name="Times New Roman" fo:color="#000000"/>
    </style:style>
    <style:style style:name="P57" style:parent-style-name="Normalny" style:family="paragraph">
      <style:text-properties style:font-name="Times New Roman" fo:font-size="18pt" style:font-size-asian="18pt" style:font-size-complex="18pt"/>
    </style:style>
    <style:style style:name="P58" style:parent-style-name="Normalny" style:family="paragraph">
      <style:text-properties style:font-name="Times New Roman" fo:font-size="18pt" style:font-size-asian="18pt" style:font-size-complex="18pt"/>
    </style:style>
    <style:style style:name="P59" style:parent-style-name="Textbody" style:family="paragraph">
      <style:paragraph-properties fo:margin-bottom="0in">
        <style:tab-stops>
          <style:tab-stop style:type="left" style:position="-3.5437in"/>
          <style:tab-stop style:type="center" style:position="4.725in"/>
          <style:tab-stop style:type="left" style:position="5.6111in"/>
        </style:tab-stops>
      </style:paragraph-properties>
      <style:text-properties style:font-name="Times New Roman" fo:color="#000000"/>
    </style:style>
    <style:style style:name="P60" style:parent-style-name="Textbody" style:family="paragraph">
      <style:paragraph-properties fo:margin-bottom="0in">
        <style:tab-stops>
          <style:tab-stop style:type="left" style:position="-3.5437in"/>
          <style:tab-stop style:type="center" style:position="4.725in"/>
          <style:tab-stop style:type="left" style:position="5.6111in"/>
        </style:tab-stops>
      </style:paragraph-properties>
      <style:text-properties style:font-name="Times New Roman" fo:color="#000000"/>
    </style:style>
    <style:style style:name="P61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5902in"/>
          <style:tab-stop style:type="left" style:position="1.8402in"/>
          <style:tab-stop style:type="center" style:position="3.0694in"/>
          <style:tab-stop style:type="left" style:position="5.6111in"/>
        </style:tab-stops>
      </style:paragraph-properties>
      <style:text-properties style:font-name="Times New Roman" fo:color="#000000"/>
    </style:style>
    <style:style style:name="P62" style:parent-style-name="Textbody" style:family="paragraph">
      <style:paragraph-properties fo:text-align="justify" fo:margin-bottom="0in">
        <style:tab-stops>
          <style:tab-stop style:type="left" style:position="-3.5437in"/>
          <style:tab-stop style:type="left" style:position="0.7916in"/>
          <style:tab-stop style:type="right" style:position="1.8888in"/>
          <style:tab-stop style:type="center" style:position="3.0694in"/>
          <style:tab-stop style:type="right" style:position="4.6458in"/>
          <style:tab-stop style:type="left" style:position="5.6111in"/>
        </style:tab-stops>
      </style:paragraph-properties>
    </style:style>
    <style:style style:name="T63" style:parent-style-name="Domyślnaczcionkaakapitu" style:family="text">
      <style:text-properties style:font-name="Times New Roman" fo:color="#000000"/>
    </style:style>
    <style:style style:name="T64" style:parent-style-name="Domyślnaczcionkaakapitu" style:family="text">
      <style:text-properties style:font-name="Times New Roman" fo:color="#000000"/>
    </style:style>
    <style:style style:name="T65" style:parent-style-name="Domyślnaczcionkaakapitu" style:family="text">
      <style:text-properties style:font-name="Times New Roman" fo:color="#000000"/>
    </style:style>
    <style:style style:name="T66" style:parent-style-name="Domyślnaczcionkaakapitu" style:family="text">
      <style:text-properties style:font-name="Times New Roman" fo:color="#000000"/>
    </style:style>
    <style:style style:name="T67" style:parent-style-name="Domyślnaczcionkaakapitu" style:family="text">
      <style:text-properties style:font-name="Times New Roman" fo:color="#000000"/>
    </style:style>
    <style:style style:name="T68" style:parent-style-name="Domyślnaczcionkaakapitu" style:family="text">
      <style:text-properties style:font-name="Times New Roman" fo:color="#000000"/>
    </style:style>
    <style:style style:name="T69" style:parent-style-name="Domyślnaczcionkaakapitu" style:family="text">
      <style:text-properties style:font-name="Times New Roman" fo:color="#000000"/>
    </style:style>
    <style:style style:name="T70" style:parent-style-name="Domyślnaczcionkaakapitu" style:family="text">
      <style:text-properties style:font-name="Times New Roman" fo:color="#000000"/>
    </style:style>
    <style:style style:name="T71" style:parent-style-name="Domyślnaczcionkaakapitu" style:family="text">
      <style:text-properties style:font-name="Times New Roman" fo:color="#000000"/>
    </style:style>
    <style:style style:name="P72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7916in"/>
          <style:tab-stop style:type="left" style:position="1.9652in"/>
          <style:tab-stop style:type="center" style:position="3.0694in"/>
          <style:tab-stop style:type="left" style:position="4.2916in"/>
          <style:tab-stop style:type="left" style:position="5.3958in"/>
        </style:tab-stops>
      </style:paragraph-properties>
      <style:text-properties style:font-name="Times New Roman" fo:color="#000000"/>
    </style:style>
    <style:style style:name="P73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7916in"/>
          <style:tab-stop style:type="left" style:position="1.9652in"/>
          <style:tab-stop style:type="center" style:position="3.0694in"/>
          <style:tab-stop style:type="left" style:position="4.2916in"/>
          <style:tab-stop style:type="left" style:position="5.3958in"/>
        </style:tab-stops>
      </style:paragraph-properties>
      <style:text-properties style:font-name="Times New Roman" fo:color="#000000"/>
    </style:style>
    <style:style style:name="P74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7916in"/>
          <style:tab-stop style:type="left" style:position="1.9652in"/>
          <style:tab-stop style:type="center" style:position="3.0694in"/>
          <style:tab-stop style:type="left" style:position="4.2916in"/>
          <style:tab-stop style:type="left" style:position="5.3958in"/>
        </style:tab-stops>
      </style:paragraph-properties>
      <style:text-properties style:font-name="Times New Roman" fo:color="#000000"/>
    </style:style>
    <style:style style:name="P75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7916in"/>
          <style:tab-stop style:type="left" style:position="1.9652in"/>
          <style:tab-stop style:type="center" style:position="3.0694in"/>
          <style:tab-stop style:type="left" style:position="4.2916in"/>
          <style:tab-stop style:type="left" style:position="5.3958in"/>
        </style:tab-stops>
      </style:paragraph-properties>
      <style:text-properties style:font-name="Times New Roman" fo:color="#000000"/>
    </style:style>
    <style:style style:name="P76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7916in"/>
          <style:tab-stop style:type="left" style:position="1.9652in"/>
          <style:tab-stop style:type="center" style:position="3.0694in"/>
          <style:tab-stop style:type="left" style:position="4.2916in"/>
          <style:tab-stop style:type="left" style:position="5.3958in"/>
        </style:tab-stops>
      </style:paragraph-properties>
      <style:text-properties style:font-name="Times New Roman" fo:color="#000000"/>
    </style:style>
    <style:style style:name="P77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7916in"/>
          <style:tab-stop style:type="left" style:position="1.9652in"/>
          <style:tab-stop style:type="center" style:position="3.0694in"/>
          <style:tab-stop style:type="left" style:position="4.2916in"/>
          <style:tab-stop style:type="left" style:position="5.3958in"/>
        </style:tab-stops>
      </style:paragraph-properties>
      <style:text-properties style:font-name="Times New Roman" fo:color="#000000"/>
    </style:style>
    <style:style style:name="P78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7916in"/>
          <style:tab-stop style:type="left" style:position="1.9652in"/>
          <style:tab-stop style:type="center" style:position="3.0694in"/>
          <style:tab-stop style:type="left" style:position="4.2916in"/>
          <style:tab-stop style:type="left" style:position="5.3958in"/>
        </style:tab-stops>
      </style:paragraph-properties>
      <style:text-properties style:font-name="Times New Roman" fo:color="#000000"/>
    </style:style>
    <style:style style:name="P79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7916in"/>
          <style:tab-stop style:type="left" style:position="1.9652in"/>
          <style:tab-stop style:type="center" style:position="3.0694in"/>
          <style:tab-stop style:type="left" style:position="4.2916in"/>
          <style:tab-stop style:type="left" style:position="5.3958in"/>
        </style:tab-stops>
      </style:paragraph-properties>
      <style:text-properties style:font-name="Times New Roman" fo:color="#000000"/>
    </style:style>
    <style:style style:name="P80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7916in"/>
          <style:tab-stop style:type="left" style:position="1.9652in"/>
          <style:tab-stop style:type="center" style:position="3.0694in"/>
          <style:tab-stop style:type="left" style:position="4.2916in"/>
          <style:tab-stop style:type="left" style:position="5.3958in"/>
        </style:tab-stops>
      </style:paragraph-properties>
      <style:text-properties style:font-name="Times New Roman" fo:color="#000000"/>
    </style:style>
    <style:style style:name="P81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7916in"/>
          <style:tab-stop style:type="left" style:position="1.9652in"/>
          <style:tab-stop style:type="center" style:position="3.0694in"/>
          <style:tab-stop style:type="left" style:position="4.2916in"/>
          <style:tab-stop style:type="left" style:position="5.3958in"/>
        </style:tab-stops>
      </style:paragraph-properties>
      <style:text-properties style:font-name="Times New Roman" fo:color="#000000"/>
    </style:style>
    <style:style style:name="P82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7916in"/>
          <style:tab-stop style:type="left" style:position="1.9652in"/>
          <style:tab-stop style:type="center" style:position="3.0694in"/>
          <style:tab-stop style:type="left" style:position="4.2916in"/>
          <style:tab-stop style:type="left" style:position="5.3958in"/>
        </style:tab-stops>
      </style:paragraph-properties>
      <style:text-properties style:font-name="Times New Roman" fo:color="#000000"/>
    </style:style>
    <style:style style:name="P83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7916in"/>
          <style:tab-stop style:type="left" style:position="1.9652in"/>
          <style:tab-stop style:type="center" style:position="3.0694in"/>
          <style:tab-stop style:type="left" style:position="4.2916in"/>
          <style:tab-stop style:type="left" style:position="5.3958in"/>
        </style:tab-stops>
      </style:paragraph-properties>
      <style:text-properties style:font-name="Times New Roman" style:font-name-complex="Times New Roman"/>
    </style:style>
    <style:style style:name="P84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7916in"/>
          <style:tab-stop style:type="left" style:position="1.9652in"/>
          <style:tab-stop style:type="center" style:position="3.0694in"/>
          <style:tab-stop style:type="left" style:position="4.2916in"/>
          <style:tab-stop style:type="left" style:position="5.3958in"/>
        </style:tab-stops>
      </style:paragraph-properties>
      <style:text-properties style:font-name="Times New Roman" style:font-name-complex="Times New Roman"/>
    </style:style>
    <style:style style:name="P85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7916in"/>
          <style:tab-stop style:type="left" style:position="1.9652in"/>
          <style:tab-stop style:type="center" style:position="3.0694in"/>
          <style:tab-stop style:type="left" style:position="4.2916in"/>
          <style:tab-stop style:type="left" style:position="5.3958in"/>
        </style:tab-stops>
      </style:paragraph-properties>
      <style:text-properties style:font-name="Times New Roman" style:font-name-complex="Times New Roman"/>
    </style:style>
    <style:style style:name="P86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7916in"/>
          <style:tab-stop style:type="left" style:position="1.9652in"/>
          <style:tab-stop style:type="center" style:position="3.0694in"/>
          <style:tab-stop style:type="left" style:position="4.2916in"/>
          <style:tab-stop style:type="left" style:position="5.3958in"/>
        </style:tab-stops>
      </style:paragraph-properties>
      <style:text-properties style:font-name="Times New Roman" style:font-name-complex="Times New Roman"/>
    </style:style>
    <style:style style:name="P87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7916in"/>
          <style:tab-stop style:type="left" style:position="1.6944in"/>
          <style:tab-stop style:type="center" style:position="3.0694in"/>
          <style:tab-stop style:type="right" style:position="4.6458in"/>
          <style:tab-stop style:type="left" style:position="5.6111in"/>
        </style:tab-stops>
      </style:paragraph-properties>
      <style:text-properties style:font-name="Times New Roman" fo:color="#000000"/>
    </style:style>
    <style:style style:name="P88" style:parent-style-name="Textbody" style:family="paragraph">
      <style:paragraph-properties fo:margin-bottom="0in">
        <style:tab-stops>
          <style:tab-stop style:type="left" style:position="-3.5437in"/>
          <style:tab-stop style:type="left" style:position="0.7916in"/>
          <style:tab-stop style:type="left" style:position="1.9652in"/>
          <style:tab-stop style:type="center" style:position="3.0694in"/>
          <style:tab-stop style:type="left" style:position="4.2916in"/>
          <style:tab-stop style:type="left" style:position="5.3958in"/>
        </style:tab-stops>
      </style:paragraph-properties>
      <style:text-properties style:font-name="Times New Roman" fo:color="#000000"/>
    </style:style>
    <style:style style:family="graphic" style:name="a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FHD i jego weryfikacja</text:p>
      <text:p text:style-name="P2"/>
      <text:p text:style-name="P3">Lista funkcji:</text:p>
      <text:list text:style-name="LFO1" text:continue-numbering="true">
        <text:list-item>
          <text:p text:style-name="P4">Zarządzanie turniejem</text:p>
        </text:list-item>
        <text:list-item>
          <text:p text:style-name="P5">Przeglądanie strony</text:p>
        </text:list-item>
        <text:list-item>
          <text:p text:style-name="P6">Autoryzacja użytkownika</text:p>
        </text:list-item>
        <text:list-item>
          <text:p text:style-name="P7">Zarządzanie rozgrywkami</text:p>
        </text:list-item>
        <text:list-item>
          <text:p text:style-name="P8">Zarządzanie zawodnikami</text:p>
        </text:list-item>
        <text:list-item>
          <text:p text:style-name="P9">Zapis na turniej</text:p>
        </text:list-item>
        <text:list-item>
          <text:p text:style-name="P10">Rozpoczęcie transmisji</text:p>
        </text:list-item>
      </text:list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zawodnik</text:p>
          </table:table-cell>
          <table:table-cell table:style-name="TableCell22">
            <text:p text:style-name="P23">organizator</text:p>
          </table:table-cell>
          <table:table-cell table:style-name="TableCell24">
            <text:p text:style-name="P25">sędzia</text:p>
          </table:table-cell>
          <table:table-cell table:style-name="TableCell26">
            <text:p text:style-name="P27">Dział logistyczny</text:p>
          </table:table-cell>
          <table:table-cell table:style-name="TableCell28">
            <text:p text:style-name="P29">Firma nagrywająca</text:p>
          </table:table-cell>
          <table:table-cell table:style-name="TableCell30">
            <text:p text:style-name="P31">Gość</text:p>
          </table:table-cell>
        </table:table-row>
        <table:table-row table:style-name="TableRow32">
          <table:table-cell table:style-name="TableCell33">
            <text:p text:style-name="P34"><text:span text:style-name="T35">-</text:span><text:s/>Autoryzacja użytkownika</text:p>
            <text:p text:style-name="P36">- Zapis na turniej</text:p>
            <text:p text:style-name="P37"/>
          </table:table-cell>
          <table:table-cell table:style-name="TableCell38">
            <text:p text:style-name="P39">- zarządzanie turniejem</text:p>
            <text:p text:style-name="P40"/>
          </table:table-cell>
          <table:table-cell table:style-name="TableCell41">
            <text:p text:style-name="P42">- zarządzanie rozgrywkami</text:p>
          </table:table-cell>
          <table:table-cell table:style-name="TableCell43">
            <text:p text:style-name="P44"><text:span text:style-name="T45">-</text:span><text:s/><text:span text:style-name="T46">Zarządzanie zawodnikami</text:span></text:p>
            <text:p text:style-name="P47"><text:span text:style-name="T48">-<text:s/></text:span>Autoryzacja użytkownika</text:p>
            <text:p text:style-name="P49"/>
            <text:p text:style-name="P50"/>
          </table:table-cell>
          <table:table-cell table:style-name="TableCell51">
            <text:p text:style-name="P52">- Rozpoczęcie transmisji</text:p>
            <text:p text:style-name="P53"><text:span text:style-name="T54">-<text:s/></text:span>Autoryzacja użytkownika</text:p>
          </table:table-cell>
          <table:table-cell table:style-name="TableCell55">
            <text:p text:style-name="P56">- przeglądanie strony</text:p>
          </table:table-cell>
        </table:table-row>
      </table:table>
      <text:p text:style-name="P57"/>
      <text:p text:style-name="P58"/>
      <text:p text:style-name="P59"><text:s text:c="3"/>Diagram FHD:</text:p>
      <text:p text:style-name="P60"><text:s text:c="68"/>System</text:p>
      <text:p text:style-name="P61"><text:s text:c="9"/><text:tab/><text:tab/><text:tab/>|<text:tab/></text:p>
      <text:p text:style-name="P62"><text:span text:style-name="T63"><draw:connector draw:type="line" svg:x1="1.0257in" svg:y1="0.31319in" svg:x2="0.97639in" svg:y2="2.35486in" draw:z-index="251659264" draw:id="id0" draw:style-name="a0" draw:name="Łącznik prosty 1" text:anchor-type="paragraph"><svg:title/><svg:desc/></draw:connector></text:span><text:span text:style-name="T64"><draw:connector draw:type="line" svg:x1="5.54722in" svg:y1="0.28819in" svg:x2="5.58889in" svg:y2="2.32986in" draw:z-index="251663360" draw:id="id1" draw:style-name="a1" draw:name="Łącznik prosty 5" text:anchor-type="paragraph"><svg:title/><svg:desc/></draw:connector></text:span><text:span text:style-name="T65"><draw:connector draw:type="line" svg:x1="4.39097in" svg:y1="0.26736in" svg:x2="4.40139in" svg:y2="2.31875in" draw:z-index="251662336" draw:id="id2" draw:style-name="a2" draw:name="Łącznik prosty 4" text:anchor-type="paragraph"><svg:title/><svg:desc/></draw:connector></text:span><text:span text:style-name="T66"><draw:connector draw:type="line" svg:x1="2.08889in" svg:y1="0.26736in" svg:x2="2.08889in" svg:y2="2.2875in" draw:z-index="251660288" draw:id="id3" draw:style-name="a3" draw:name="Łącznik prosty 2" text:anchor-type="paragraph"><svg:title/><svg:desc/></draw:connector></text:span><text:span text:style-name="T67"><draw:connector draw:type="line" svg:x1="3.16181in" svg:y1="0.28819in" svg:x2="3.17153in" svg:y2="2.27777in" draw:z-index="251661312" draw:id="id4" draw:style-name="a4" draw:name="Łącznik prosty 3" text:anchor-type="paragraph"><svg:title/><svg:desc/></draw:connector></text:span><text:span text:style-name="T68">----------------------------------------------------------------------------------------------------------------- <text:s text:c="13"/>|</text:span><text:span text:style-name="T69"><text:tab/></text:span><text:span text:style-name="T70"><text:tab/><text:s text:c="7"/>| <text:s text:c="25"/>|</text:span><text:span text:style-name="T71"><text:tab/><text:s text:c="25"/>| <text:s text:c="27"/>| <text:s text:c="25"/>|</text:span></text:p>
      <text:p text:style-name="P72">zawodnik<text:tab/><text:s text:c="7"/>organizator <text:s text:c="7"/>sędzia <text:s text:c="15"/>Dział <text:s text:c="20"/>Firma <text:s text:c="16"/>Gość</text:p>
      <text:p text:style-name="P73">| <text:s text:c="24"/>| <text:s text:c="25"/>| <text:s text:c="24"/>logistyczny <text:s text:c="10"/>nagrywająca <text:s text:c="6"/>|_ Prze-</text:p>
      <text:p text:style-name="P74">|_Autoryzacja- <text:s/>|_ Zarządzanie <text:s text:c="3"/>|_ Zarządzanie <text:s/>|_ Zarządzanie- <text:s text:c="4"/>|_ Rozpoczęcie <text:s text:c="2"/>|-glądanie</text:p>
      <text:p text:style-name="P75">| użytkownika <text:s text:c="2"/>| turniejem <text:s text:c="9"/>| rozgrywkami <text:s text:c="2"/>| zawodnikami <text:s text:c="5"/>| transmisji <text:s text:c="9"/>strony</text:p>
      <text:p text:style-name="P76">| : 5,6,7,8 <text:s text:c="10"/>| :1,2,3,4,9,10, <text:s text:c="3"/>: 1,2,9,10,11 <text:s text:c="5"/>: 6,7,8<text:s/><text:tab/><text:s text:c="5"/>| : 1<text:s text:c="22"/>| : 1,2,10</text:p>
      <text:p text:style-name="P77">|_ Zapisz<text:s/>się -<text:s text:c="5"/>: 11,12<text:s text:c="8"/><text:s text:c="7"/>: <text:s/>12 <text:s text:c="16"/>|_ Autoryzacja <text:s text:c="4"/>|_ Autoryzacja <text:s text:c="4"/></text:p>
      <text:p text:style-name="P78">|<text:s/>na<text:s/>turniej <text:s text:c="20"/><text:tab/><text:s/><text:tab/><text:s text:c="31"/>| użytkownika <text:s text:c="5"/>| użytkownika <text:s text:c="48"/></text:p>
      <text:p text:style-name="P79">| : 2,5<text:tab/><text:tab/><text:tab/><text:s text:c="32"/>: <text:s text:c="24"/>|<text:tab/><text:s text:c="19"/></text:p>
      <text:p text:style-name="P80"/>
      <text:p text:style-name="P81"/>
      <text:soft-page-break/>
      <text:p text:style-name="P82">Numery funkcji:</text:p>
      <text:p text:style-name="P83">Dane turnieju - <text:s/>C=1 R=2 U=3 D=4</text:p>
      <text:p text:style-name="P84">Dane zawodnika - <text:s/>C=5 R=6 U=7 D= 8</text:p>
      <text:p text:style-name="P85">dane przebiegu rozgrywki - <text:s/>C=9 R=10 U=11 D=12</text:p>
      <text:p text:style-name="P86"/>
      <text:p text:style-name="P87">Z tego zestawienia wynika – jakie funkcje z zestawu CRUD dotyczące danego zestawu danych mają realizować funkcje poprzydzielane poszczególnym aktorom.</text:p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Textbody" style:display-name="Text body" style:family="paragraph" style:parent-style-name="Normalny">
      <style:paragraph-properties fo:widows="0" fo:orphans="0" fo:margin-bottom="0.0972in" fo:line-height="120%"/>
      <style:text-properties style:font-name="Liberation Serif" style:font-name-asian="SimSun" style:font-name-complex="Mangal" fo:font-size="12pt" style:font-size-asian="12pt" style:font-size-complex="12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rystian Drząszcz</meta:initial-creator>
    <dc:creator>Krystian Drząszcz</dc:creator>
    <meta:creation-date>2023-12-20T20:48:00Z</meta:creation-date>
    <dc:date>2023-12-21T00:17:00Z</dc:date>
    <meta:template xlink:href="Normal.dotm" xlink:type="simple"/>
    <meta:editing-cycles>4</meta:editing-cycles>
    <meta:editing-duration>PT900S</meta:editing-duration>
    <meta:document-statistic meta:page-count="2" meta:paragraph-count="4" meta:word-count="289" meta:character-count="2025" meta:row-count="14" meta:non-whitespace-character-count="1740"/>
  </office:meta>
</office:document-meta>
</file>